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d3ce" officeooo:paragraph-rsid="001bd3ce"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45a4" officeooo:paragraph-rsid="001d45a4"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ecd79" officeooo:paragraph-rsid="001ecd79"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fdfea" officeooo:paragraph-rsid="001fdfea" style:font-style-asian="normal" style:font-weight-asian="normal"/>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20f77" officeooo:paragraph-rsid="00220f77"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f1c90" style:font-style-asian="normal" style:font-weight-asian="normal"/>
    </style:style>
    <style:style style:name="T4" style:family="text">
      <style:text-properties officeooo:rsid="001a799a"/>
    </style:style>
    <style:style style:name="T5" style:family="text">
      <style:text-properties officeooo:rsid="001f1c90"/>
    </style:style>
    <style:style style:name="T6" style:family="text">
      <style:text-properties officeooo:rsid="002139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People’s Assembly, convening on the <text:span text:style-name="T5">31st</text:span> of <text:span text:style-name="T4">May</text:span> 202<text:span text:style-name="T4">2</text:span> under the <text:span text:style-name="T5">16th</text:span> PA Meeting.</text:p>
      <text:p text:style-name="P1"/>
      <text:p text:style-name="P1">The Assembly, recognising the current situation,</text:p>
      <text:p text:style-name="P1"/>
      <text:p text:style-name="P2">Constitutes the need to:</text:p>
      <text:p text:style-name="P2">1. Include the seat arrangements in the PA as PA norm</text:p>
      <text:p text:style-name="P2">2. Add that the CotS may skip a Q&amp;A session if they judge it to not be possible, the PA may overrule</text:p>
      <text:p text:style-name="P2">3. Formalize co-signatures under the current explanation as PA norm</text:p>
      <text:p text:style-name="P3">4. To codify that motions <text:span text:style-name="T6">affecting</text:span> multiple laws are automatically taken care of by the CotS (f.e. if a motion establishes a new rule, but it completely contradicts an old unmentioned rule then the old rule is to be removed)</text:p>
      <text:p text:style-name="P3">5. PA meeting times as PA norm</text:p>
      <text:p text:style-name="P4">6. To codify the old M40-15 again</text:p>
      <text:p text:style-name="P6">7. To add to WHS that all universal rules apply there and the state exceptions do not apply</text:p>
      <text:p text:style-name="P7">8. To clarify that if a rule is broken and someone is victimized (for example unlawful killing) the CotS won’t prosecute the perpetrator automatically, but only if the victim goes to the CotS about this. This does not apply to univeral rules 4-6.</text:p>
      <text:p text:style-name="P1"/>
      <text:p text:style-name="P1">And proceeds.</text:p>
      <text:p text:style-name="P1"/>
      <text:p text:style-name="P1">Signed by,</text:p>
      <text:p text:style-name="P1">_<text:span text:style-name="T4">yoran_</text:span></text:p>
      <text:p text:style-name="P1"/>
      <text:p text:style-name="P1"/>
      <text:p text:style-name="P1"/>
      <text:p text:style-name="Standard"><text:span text:style-name="T1">[</text:span><text:span text:style-name="T2">Motion </text:span><text:span text:style-name="T3">16</text:span><text:span text:style-name="T2">-1: Megamotion on technical changes</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31T19:43:58.842120115</dc:date>
    <meta:editing-duration>PT21M14S</meta:editing-duration>
    <meta:editing-cycles>13</meta:editing-cycles>
    <meta:generator>LibreOffice/7.3.3.2$Linux_X86_64 LibreOffice_project/4985bca6212b77bf8c7a86bceeb2084ec86f4b6b</meta:generator>
    <meta:document-statistic meta:table-count="0" meta:image-count="0" meta:object-count="0" meta:page-count="1" meta:paragraph-count="15" meta:word-count="194" meta:character-count="1076" meta:non-whitespace-character-count="897"/>
  </office:meta>
</office:document-meta>
</file>